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" svg:font-family="Roboto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re Franklin Black" svg:font-family="'Libre Franklin Blac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403f53" loext:opacity="100%" style:font-name="Roboto" fo:font-size="10pt" fo:font-weight="normal" officeooo:paragraph-rsid="001b956a" fo:background-color="#fbfbfb" style:font-size-asian="10pt" style:font-size-complex="10pt"/>
    </style:style>
    <style:style style:name="P7" style:family="paragraph" style:parent-style-name="Standard">
      <style:paragraph-properties style:line-height-at-least="0.503cm"/>
      <style:text-properties fo:color="#403f53" loext:opacity="100%" style:font-name="Roboto" fo:font-size="10pt" fo:font-weight="normal" fo:background-color="#fbfbfb" style:font-size-asian="10pt" style:font-size-complex="10pt"/>
    </style:style>
    <style:style style:name="P8" style:family="paragraph" style:parent-style-name="Standard">
      <style:paragraph-properties style:line-height-at-least="0.503cm"/>
      <style:text-properties fo:color="#403f53" loext:opacity="100%" style:font-name="Roboto" fo:font-size="10pt" fo:font-weight="normal" officeooo:paragraph-rsid="00242a61" fo:background-color="#fbfbfb" style:font-size-asian="10pt" style:font-size-complex="10pt"/>
    </style:style>
    <style:style style:name="P9" style:family="paragraph" style:parent-style-name="Standard">
      <style:paragraph-properties style:line-height-at-least="0.503cm"/>
      <style:text-properties fo:color="#403f53" loext:opacity="100%" style:font-name="Roboto" fo:font-size="10pt" fo:background-color="#fbfbfb" style:font-size-asian="10pt" style:font-size-complex="10pt"/>
    </style:style>
    <style:style style:name="P10" style:family="paragraph" style:parent-style-name="Standard">
      <style:paragraph-properties style:line-height-at-least="0.503cm"/>
      <style:text-properties style:font-name="Roboto" fo:font-size="10pt" style:font-size-asian="10pt" style:font-size-complex="10pt"/>
    </style:style>
    <style:style style:name="P11" style:family="paragraph" style:parent-style-name="Standard">
      <style:paragraph-properties style:line-height-at-least="0.503cm"/>
      <style:text-properties style:font-name="Roboto" fo:font-size="10pt" fo:font-weight="bold" officeooo:rsid="00242a61" officeooo:paragraph-rsid="00242a61" style:font-size-asian="10pt" style:font-size-complex="10pt"/>
    </style:style>
    <style:style style:name="P12" style:family="paragraph" style:parent-style-name="Standard">
      <style:paragraph-properties style:line-height-at-least="0.503cm"/>
      <style:text-properties fo:color="#994cc3" loext:opacity="100%" style:font-name="Roboto" fo:font-size="10pt" fo:font-weight="normal" fo:background-color="#fbfbfb" style:font-size-asian="10pt" style:font-size-complex="10pt"/>
    </style:style>
    <style:style style:name="P13" style:family="paragraph" style:parent-style-name="Standard">
      <style:paragraph-properties fo:margin-top="0cm" fo:margin-bottom="0.499cm" style:contextual-spacing="false" style:line-height-at-least="0.503cm"/>
      <style:text-properties style:font-name="Roboto" fo:font-size="10pt" style:font-size-asian="10pt" style:font-size-complex="10pt"/>
    </style:style>
    <style:style style:name="P14" style:family="paragraph" style:parent-style-name="Text_20_body">
      <style:text-properties style:font-name="Roboto" fo:font-size="10pt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style:font-name="Roboto" fo:font-size="10pt" officeooo:paragraph-rsid="001b956a" style:font-size-asian="10pt" style:font-size-complex="10pt"/>
    </style:style>
    <style:style style:name="P16" style:family="paragraph" style:parent-style-name="Text_20_body" style:list-style-name="L2">
      <style:text-properties style:font-name="Roboto" fo:font-size="10pt" style:font-size-asian="10pt" style:font-size-complex="10pt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style:font-name="Roboto" fo:font-size="10pt" style:font-size-asian="10pt" style:font-size-complex="10pt"/>
    </style:style>
    <style:style style:name="P18" style:family="paragraph" style:parent-style-name="Text_20_body" style:list-style-name="L2">
      <style:paragraph-properties fo:margin-top="0cm" fo:margin-bottom="0cm" style:contextual-spacing="false"/>
      <style:text-properties style:font-name="Roboto" fo:font-size="10pt" style:font-size-asian="10pt" style:font-size-complex="10pt"/>
    </style:style>
    <style:style style:name="P19" style:family="paragraph" style:parent-style-name="normal">
      <style:paragraph-properties fo:text-align="start" style:justify-single-word="false"/>
      <style:text-properties style:font-name="Roboto" fo:font-size="10pt" fo:font-weight="bold" officeooo:rsid="001b956a" officeooo:paragraph-rsid="001b956a" style:font-size-asian="10pt" style:font-weight-asian="bold" style:font-size-complex="10pt" style:font-weight-complex="bold"/>
    </style:style>
    <style:style style:name="P20" style:family="paragraph" style:parent-style-name="normal">
      <style:paragraph-properties fo:text-align="start" style:justify-single-word="false"/>
      <style:text-properties style:font-name="Roboto" fo:font-size="10pt" fo:font-weight="bold" officeooo:rsid="001b956a" officeooo:paragraph-rsid="002afb42" style:font-size-asian="10pt" style:font-weight-asian="bold" style:font-size-complex="10pt" style:font-weight-complex="bold"/>
    </style:style>
    <style:style style:name="P21" style:family="paragraph" style:parent-style-name="normal">
      <style:paragraph-properties fo:text-align="start" style:justify-single-word="false"/>
      <style:text-properties style:font-name="Roboto" fo:font-size="10pt" fo:font-weight="bold" officeooo:rsid="002a6488" officeooo:paragraph-rsid="002a6488" style:font-size-asian="10pt" style:font-weight-asian="bold" style:font-size-complex="10pt" style:font-weight-complex="bold"/>
    </style:style>
    <style:style style:name="P22" style:family="paragraph" style:parent-style-name="normal">
      <style:paragraph-properties fo:text-align="start" style:justify-single-word="false"/>
      <style:text-properties style:font-name="Roboto" fo:font-size="10pt" fo:font-weight="bold" officeooo:paragraph-rsid="001d8d2a" style:font-size-asian="10pt" style:font-size-complex="10pt"/>
    </style:style>
    <style:style style:name="P23" style:family="paragraph" style:parent-style-name="normal">
      <style:paragraph-properties fo:text-align="start" style:justify-single-word="false"/>
      <style:text-properties style:font-name="Roboto" fo:font-size="10pt" fo:font-weight="normal" officeooo:rsid="001b956a" officeooo:paragraph-rsid="001d8d2a" style:font-size-asian="10pt" style:font-weight-asian="normal" style:font-size-complex="10pt" style:font-weight-complex="normal"/>
    </style:style>
    <style:style style:name="P24" style:family="paragraph" style:parent-style-name="normal">
      <style:paragraph-properties fo:text-align="start" style:justify-single-word="false"/>
      <style:text-properties style:font-name="Roboto" fo:font-size="10pt" fo:font-weight="normal" officeooo:rsid="001d8d2a" officeooo:paragraph-rsid="001d8d2a" style:font-size-asian="10pt" style:font-weight-asian="normal" style:font-size-complex="10pt" style:font-weight-complex="normal"/>
    </style:style>
    <style:style style:name="P25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fo:font-weight="bold" officeooo:rsid="001b956a" officeooo:paragraph-rsid="001b956a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style:font-name-asian="Times New Roman1" style:font-name-complex="Times New Roman1"/>
    </style:style>
    <style:style style:name="T3" style:family="text">
      <style:text-properties fo:font-variant="normal" fo:text-transform="none" fo:color="#000000" loext:opacity="100%" fo:letter-spacing="normal" fo:font-style="normal" officeooo:rsid="001ab99d" style:font-name-asian="Times New Roman1" style:font-name-complex="Times New Roman1"/>
    </style:style>
    <style:style style:name="T4" style:family="text">
      <style:text-properties fo:font-variant="normal" fo:text-transform="none" fo:color="#000000" loext:opacity="100%" fo:letter-spacing="normal" fo:font-style="normal" officeooo:rsid="001f8584" style:font-name-asian="Times New Roman1" style:font-name-complex="Times New Roman1"/>
    </style:style>
    <style:style style:name="T5" style:family="text">
      <style:text-properties fo:font-variant="normal" fo:text-transform="none" fo:color="#000000" loext:opacity="100%" fo:letter-spacing="normal" fo:font-style="normal" officeooo:rsid="00242a61" style:font-name-asian="Times New Roman1" style:font-name-complex="Times New Roman1"/>
    </style:style>
    <style:style style:name="T6" style:family="text">
      <style:text-properties fo:font-variant="normal" fo:text-transform="none" fo:color="#000000" loext:opacity="100%" fo:letter-spacing="normal" fo:font-style="normal" officeooo:rsid="0024f651" style:font-name-asian="Times New Roman1" style:font-name-complex="Times New Roman1"/>
    </style:style>
    <style:style style:name="T7" style:family="text">
      <style:text-properties fo:font-variant="normal" fo:text-transform="none" fo:color="#000000" loext:opacity="100%" fo:letter-spacing="normal" fo:font-style="normal" officeooo:rsid="0026c43a" style:font-name-asian="Times New Roman1" style:font-name-complex="Times New Roman1"/>
    </style:style>
    <style:style style:name="T8" style:family="text">
      <style:text-properties fo:font-variant="normal" fo:text-transform="none" fo:color="#000000" loext:opacity="100%" fo:letter-spacing="normal" fo:font-style="normal" officeooo:rsid="0028b894" style:font-name-asian="Times New Roman1" style:font-name-complex="Times New Roman1"/>
    </style:style>
    <style:style style:name="T9" style:family="text">
      <style:text-properties fo:font-variant="normal" fo:text-transform="none" fo:color="#000000" loext:opacity="100%" fo:letter-spacing="normal" fo:font-style="normal" officeooo:rsid="0028dd3d" style:font-name-asian="Times New Roman1" style:font-name-complex="Times New Roman1"/>
    </style:style>
    <style:style style:name="T10" style:family="text">
      <style:text-properties fo:font-variant="normal" fo:text-transform="none" fo:color="#000000" loext:opacity="100%" fo:letter-spacing="normal" fo:font-style="normal" officeooo:rsid="002a3093" style:font-name-asian="Times New Roman1" style:font-name-complex="Times New Roman1"/>
    </style:style>
    <style:style style:name="T11" style:family="text">
      <style:text-properties fo:font-variant="normal" fo:text-transform="none" fo:color="#000000" loext:opacity="100%" fo:letter-spacing="normal" fo:font-style="normal" officeooo:rsid="002a6488" style:font-name-asian="Times New Roman1" style:font-name-complex="Times New Roman1"/>
    </style:style>
    <style:style style:name="T12" style:family="text">
      <style:text-properties fo:font-variant="normal" fo:text-transform="none" fo:color="#000000" loext:opacity="100%" fo:letter-spacing="normal" fo:font-style="normal" officeooo:rsid="002afb42" style:font-name-asian="Times New Roman1" style:font-name-complex="Times New Roman1"/>
    </style:style>
    <style:style style:name="T13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Times New Roman" fo:font-size="12pt" fo:letter-spacing="normal" fo:font-style="normal" style:font-name-asian="Times New Roman1" style:font-size-asian="12pt" style:font-name-complex="Times New Roman1" style:font-size-complex="12pt"/>
    </style:style>
    <style:style style:name="T15" style:family="text">
      <style:text-properties fo:font-variant="normal" fo:text-transform="none" fo:color="#000000" loext:opacity="100%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fo:font-weight="normal"/>
    </style:style>
    <style:style style:name="T17" style:family="text">
      <style:text-properties fo:color="#994cc3" loext:opacity="100%"/>
    </style:style>
    <style:style style:name="T18" style:family="text">
      <style:text-properties fo:color="#994cc3" loext:opacity="100%" fo:font-style="italic"/>
    </style:style>
    <style:style style:name="T19" style:family="text">
      <style:text-properties fo:color="#994cc3" loext:opacity="100%" fo:font-style="italic" fo:font-weight="normal"/>
    </style:style>
    <style:style style:name="T20" style:family="text">
      <style:text-properties fo:color="#994cc3" loext:opacity="100%" style:font-name="Consolas" fo:font-size="10.5pt" fo:font-style="italic" fo:font-weight="normal"/>
    </style:style>
    <style:style style:name="T21" style:family="text">
      <style:text-properties fo:color="#994cc3" loext:opacity="100%" fo:font-size="10.5pt" fo:font-style="italic" fo:font-weight="normal"/>
    </style:style>
    <style:style style:name="T22" style:family="text">
      <style:text-properties fo:color="#0c969b" loext:opacity="100%"/>
    </style:style>
    <style:style style:name="T23" style:family="text">
      <style:text-properties fo:color="#0c969b" loext:opacity="100%" style:font-name="Consolas" fo:font-size="10.5pt" fo:font-weight="normal"/>
    </style:style>
    <style:style style:name="T24" style:family="text">
      <style:text-properties fo:color="#0c969b" loext:opacity="100%" fo:font-size="10.5pt" fo:font-weight="normal"/>
    </style:style>
    <style:style style:name="T25" style:family="text">
      <style:text-properties fo:color="#0c969b" loext:opacity="100%" fo:font-weight="normal"/>
    </style:style>
    <style:style style:name="T26" style:family="text">
      <style:text-properties fo:color="#4876d6" loext:opacity="100%"/>
    </style:style>
    <style:style style:name="T27" style:family="text">
      <style:text-properties fo:color="#4876d6" loext:opacity="100%" fo:font-style="italic"/>
    </style:style>
    <style:style style:name="T28" style:family="text">
      <style:text-properties fo:color="#4876d6" loext:opacity="100%" fo:font-style="italic" fo:font-weight="normal"/>
    </style:style>
    <style:style style:name="T29" style:family="text">
      <style:text-properties fo:color="#4876d6" loext:opacity="100%" style:font-name="Consolas" fo:font-size="10.5pt" fo:font-style="italic" fo:font-weight="normal"/>
    </style:style>
    <style:style style:name="T30" style:family="text">
      <style:text-properties fo:color="#4876d6" loext:opacity="100%" style:font-name="Consolas" fo:font-size="10.5pt" fo:font-weight="normal"/>
    </style:style>
    <style:style style:name="T31" style:family="text">
      <style:text-properties fo:color="#4876d6" loext:opacity="100%" fo:font-size="10.5pt" fo:font-style="italic" fo:font-weight="normal"/>
    </style:style>
    <style:style style:name="T32" style:family="text">
      <style:text-properties fo:color="#4876d6" loext:opacity="100%" fo:font-size="10.5pt" fo:font-weight="normal"/>
    </style:style>
    <style:style style:name="T33" style:family="text">
      <style:text-properties fo:color="#4876d6" loext:opacity="100%" fo:font-weight="normal"/>
    </style:style>
    <style:style style:name="T34" style:family="text">
      <style:text-properties fo:color="#111111" loext:opacity="100%"/>
    </style:style>
    <style:style style:name="T35" style:family="text">
      <style:text-properties fo:color="#111111" loext:opacity="100%" style:font-name="Consolas" fo:font-size="10.5pt" fo:font-weight="normal"/>
    </style:style>
    <style:style style:name="T36" style:family="text">
      <style:text-properties fo:color="#111111" loext:opacity="100%" fo:font-size="10.5pt" fo:font-weight="normal"/>
    </style:style>
    <style:style style:name="T37" style:family="text">
      <style:text-properties fo:color="#111111" loext:opacity="100%" fo:font-weight="normal"/>
    </style:style>
    <style:style style:name="T38" style:family="text">
      <style:text-properties fo:color="#c96765" loext:opacity="100%"/>
    </style:style>
    <style:style style:name="T39" style:family="text">
      <style:text-properties fo:color="#c96765" loext:opacity="100%" style:font-name="Consolas" fo:font-size="10.5pt" fo:font-weight="normal"/>
    </style:style>
    <style:style style:name="T40" style:family="text">
      <style:text-properties fo:color="#c96765" loext:opacity="100%" fo:font-size="10.5pt" fo:font-weight="normal"/>
    </style:style>
    <style:style style:name="T41" style:family="text">
      <style:text-properties fo:color="#c96765" loext:opacity="100%" fo:font-weight="normal"/>
    </style:style>
    <style:style style:name="T42" style:family="text">
      <style:text-properties fo:color="#aa0982" loext:opacity="100%"/>
    </style:style>
    <style:style style:name="T43" style:family="text">
      <style:text-properties fo:color="#aa0982" loext:opacity="100%" style:font-name="Consolas" fo:font-size="10.5pt" fo:font-weight="normal"/>
    </style:style>
    <style:style style:name="T44" style:family="text">
      <style:text-properties fo:color="#aa0982" loext:opacity="100%" fo:font-size="10.5pt" fo:font-weight="normal"/>
    </style:style>
    <style:style style:name="T45" style:family="text">
      <style:text-properties fo:color="#aa0982" loext:opacity="100%" fo:font-weight="normal"/>
    </style:style>
    <style:style style:name="T46" style:family="text">
      <style:text-properties style:font-name="Consolas" fo:font-size="10.5pt" fo:font-weight="normal"/>
    </style:style>
    <style:style style:name="T47" style:family="text">
      <style:text-properties fo:font-size="10.5pt" fo:font-weight="normal"/>
    </style:style>
    <style:style style:name="T48" style:family="text">
      <style:text-properties fo:color="#5ca7e4" loext:opacity="100%"/>
    </style:style>
    <style:style style:name="T49" style:family="text">
      <style:text-properties fo:color="#939dbb" loext:opacity="100%"/>
    </style:style>
    <style:style style:name="T50" style:family="text">
      <style:text-properties fo:color="#939dbb" loext:opacity="100%" style:font-name="Consolas" fo:font-size="10.5pt" fo:font-weight="normal"/>
    </style:style>
    <style:style style:name="T51" style:family="text">
      <style:text-properties fo:color="#939dbb" loext:opacity="100%" style:font-name="Consolas" fo:font-size="10.5pt" fo:font-style="italic" fo:font-weight="normal"/>
    </style:style>
    <style:style style:name="T52" style:family="text">
      <style:text-properties fo:color="#939dbb" loext:opacity="100%" fo:font-size="10.5pt" fo:font-weight="normal"/>
    </style:style>
    <style:style style:name="T53" style:family="text">
      <style:text-properties fo:color="#939dbb" loext:opacity="100%" fo:font-size="10.5pt" fo:font-style="italic" fo:font-weight="normal"/>
    </style:style>
    <style:style style:name="T54" style:family="text">
      <style:text-properties fo:color="#939dbb" loext:opacity="100%" fo:font-weight="normal"/>
    </style:style>
    <style:style style:name="T55" style:family="text">
      <style:text-properties fo:color="#939dbb" loext:opacity="100%" fo:font-style="italic" fo:font-weight="normal"/>
    </style:style>
    <style:style style:name="T56" style:family="text">
      <style:text-properties style:font-weight-asian="bold" style:font-weight-complex="bold"/>
    </style:style>
    <style:style style:name="T57" style:family="text">
      <style:text-properties officeooo:rsid="001d8d2a" style:font-weight-asian="bold" style:font-weight-complex="bold"/>
    </style:style>
    <style:style style:name="T58" style:family="text">
      <style:text-properties officeooo:rsid="00213312"/>
    </style:style>
    <style:style style:name="T59" style:family="text">
      <style:text-properties officeooo:rsid="00242a61"/>
    </style:style>
    <style:style style:name="T60" style:family="text">
      <style:text-properties officeooo:rsid="0024f651"/>
    </style:style>
    <style:style style:name="T61" style:family="text">
      <style:text-properties officeooo:rsid="0026c43a"/>
    </style:style>
    <style:style style:name="T62" style:family="text">
      <style:text-properties officeooo:rsid="0028b894"/>
    </style:style>
    <style:style style:name="T63" style:family="text">
      <style:text-properties officeooo:rsid="002a6488"/>
    </style:style>
    <style:style style:name="T64" style:family="text">
      <style:text-properties officeooo:rsid="002afb42"/>
    </style:style>
    <style:style style:name="T65" style:family="text">
      <style:text-properties fo:color="#989fb1" loext:opacity="100%"/>
    </style:style>
    <style:style style:name="T66" style:family="text">
      <style:text-properties fo:color="#989fb1" loext:opacity="100%"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3">E</text:span><text:span text:style-name="T2">xperiment No: </text:span><text:span text:style-name="T12">10</text:span></text:p>
      <text:p text:style-name="P21"><text:span text:style-name="T12">Simple</text:span><text:span text:style-name="T2"> Code Generator</text:span></text:p>
      <text:p text:style-name="P20"><text:span text:style-name="T2">Aim: </text:span><text:span text:style-name="T1">Write a YACC program to implement Simple Code Generator for given input. <text:s text:c="2"/></text:span></text:p>
      <text:p text:style-name="P19"><text:span text:style-name="T2">Theory: </text:span></text:p>
      <text:p text:style-name="P15"><text:span text:style-name="T2">Code generation can be considered as the final phase of compilation. Through post code generation, optimization process can be applied on the code, but that can be seen as a part of code generation phase itself. The code generated by the compiler is an object code of some lower-level programming language, for example, assembly language. We have seen that the source code written in a higher-level language is transformed into a lower-level language that results in a lower-level object code, which should have the following minimum properties:</text:span></text:p>
      <text:list xml:id="list3975706556" text:style-name="L2">
        <text:list-item>
          <text:p text:style-name="P18">It should carry the exact meaning of the source code. </text:p>
        </text:list-item>
        <text:list-item>
          <text:p text:style-name="P16">It should be efficient in terms of CPU usage and memory management. </text:p>
        </text:list-item>
      </text:list>
      <text:p text:style-name="P15"/>
      <text:p text:style-name="P19"><text:span text:style-name="T4">Lex </text:span><text:span text:style-name="T2">Program: </text:span></text:p>
      <text:p text:style-name="P6">%{</text:p>
      <text:p text:style-name="P7"><text:span text:style-name="T17">#</text:span><text:span text:style-name="T18">include</text:span> <text:span text:style-name="T34">"</text:span><text:span text:style-name="T38">y.tab.h</text:span><text:span text:style-name="T34">"</text:span></text:p>
      <text:p text:style-name="P7"><text:span text:style-name="T17">#</text:span><text:span text:style-name="T18">include</text:span><text:span text:style-name="T34">&lt;</text:span><text:span text:style-name="T38">stdio.h</text:span><text:span text:style-name="T34">&gt;</text:span></text:p>
      <text:p text:style-name="P7">%}</text:p>
      <text:p text:style-name="P10"/>
      <text:p text:style-name="P7">%%</text:p>
      <text:p text:style-name="P7"><text:span text:style-name="T26">[</text:span><text:span text:style-name="T42">\t</text:span><text:span text:style-name="T26"> ]</text:span><text:span text:style-name="T22">+</text:span> <text:span text:style-name="T65">/* </text:span><text:span text:style-name="T66">ignore the blank spaces </text:span><text:span text:style-name="T65">*/</text:span> ;</text:p>
      <text:p text:style-name="P7"><text:span text:style-name="T26">[-+*=</text:span><text:span text:style-name="T42">\n</text:span><text:span text:style-name="T26">,;(){}]</text:span> { return *yytext; }</text:p>
      <text:p text:style-name="P7"><text:span text:style-name="T26">[a-zA-Z]</text:span><text:span text:style-name="T22">+</text:span> { // return valid tokens to yacc program</text:p>
      <text:p text:style-name="P7"><text:span text:style-name="T26">yylval</text:span>.<text:span text:style-name="T26">string_value</text:span> = <text:span text:style-name="T27">strdup</text:span><text:span text:style-name="T26">(yytext )</text:span>;</text:p>
      <text:p text:style-name="P7">return ID;</text:p>
      <text:p text:style-name="P7">};</text:p>
      <text:p text:style-name="P7"><text:span text:style-name="T26">[0-9]</text:span><text:span text:style-name="T22">+</text:span> { // return valid tokens to yacc program</text:p>
      <text:p text:style-name="P7"><text:span text:style-name="T26">yylval</text:span>.<text:span text:style-name="T26">string_value</text:span> = <text:span text:style-name="T27">strdup</text:span><text:span text:style-name="T26">(yytext )</text:span>;</text:p>
      <text:p text:style-name="P7">return INTEGER;</text:p>
      <text:p text:style-name="P7">};</text:p>
      <text:p text:style-name="P7">%%</text:p>
      <text:p text:style-name="P6"/>
      <text:p text:style-name="P6"/>
      <text:p text:style-name="P11"><text:span text:style-name="T57">Y</text:span><text:span text:style-name="T56">acc Program:</text:span></text:p>
      <text:p text:style-name="P8"><text:span text:style-name="T56">%{</text:span></text:p>
      <text:p text:style-name="P7"><text:span text:style-name="T17">#</text:span><text:span text:style-name="T18">include</text:span><text:span text:style-name="T34">&lt;</text:span><text:span text:style-name="T38">stdio.h</text:span><text:span text:style-name="T34">&gt;</text:span></text:p>
      <text:p text:style-name="P7"><text:span text:style-name="T17">#</text:span><text:span text:style-name="T18">include</text:span><text:span text:style-name="T34">&lt;</text:span><text:span text:style-name="T38">string.h</text:span><text:span text:style-name="T34">&gt;</text:span></text:p>
      <text:p text:style-name="P7"><text:span text:style-name="T17">void</text:span> <text:span text:style-name="T27">yyerror</text:span>(<text:span text:style-name="T17">char</text:span><text:span text:style-name="T18">*</text:span>);</text:p>
      <text:p text:style-name="P7"><text:span text:style-name="T17">void</text:span> <text:span text:style-name="T27">Gen</text:span>(<text:span text:style-name="T17">char</text:span><text:span text:style-name="T18">*</text:span>);</text:p>
      <text:p text:style-name="P7"><text:span text:style-name="T17">int</text:span> j<text:span text:style-name="T17">=</text:span><text:span text:style-name="T42">0</text:span>,l<text:span text:style-name="T17">=</text:span><text:span text:style-name="T42">0</text:span>;</text:p>
      <text:p text:style-name="P7"><text:span text:style-name="T17">char</text:span> <text:span text:style-name="T26">temp</text:span>[<text:span text:style-name="T42">50</text:span>];</text:p>
      <text:p text:style-name="P7"><text:span text:style-name="T18">extern</text:span> FILE <text:span text:style-name="T17">*</text:span>yyin;</text:p>
      <text:p text:style-name="P7"><text:soft-page-break/>%}</text:p>
      <text:p text:style-name="P10"/>
      <text:p text:style-name="P7"><text:span text:style-name="T17">%union</text:span> {</text:p>
      <text:p text:style-name="P9">    <text:span text:style-name="T16">char *string_value;</text:span></text:p>
      <text:p text:style-name="P7">}</text:p>
      <text:p text:style-name="P10"/>
      <text:p text:style-name="P7"><text:span text:style-name="T17">%type</text:span> &lt;<text:span text:style-name="T26">string_value</text:span>&gt; EXP START</text:p>
      <text:p text:style-name="P7"><text:span text:style-name="T17">%token</text:span> &lt;<text:span text:style-name="T26">string_value</text:span>&gt; ID</text:p>
      <text:p text:style-name="P7"><text:span text:style-name="T17">%token</text:span> &lt;<text:span text:style-name="T26">string_value</text:span>&gt; INTEGER</text:p>
      <text:p text:style-name="P10"/>
      <text:p text:style-name="P7">%%</text:p>
      <text:p text:style-name="P7">STMT : </text:p>
      <text:p text:style-name="P9">        <text:span text:style-name="T16">STMT START</text:span></text:p>
      <text:p text:style-name="P9">        <text:span text:style-name="T16">|</text:span></text:p>
      <text:p text:style-name="P9">        <text:span text:style-name="T16">;</text:span></text:p>
      <text:p text:style-name="P7">START :</text:p>
      <text:p text:style-name="P9">        <text:span text:style-name="T16">ID '=' EXP { sprintf(temp,"\n%s=%s",$1,$3); $$="t"; Gen(temp); sprintf(temp,"\tmov %s,%s",$1,$3); Gen(temp); }</text:span></text:p>
      <text:p text:style-name="P9">        <text:span text:style-name="T16">;</text:span></text:p>
      <text:p text:style-name="P7">EXP : </text:p>
      <text:p text:style-name="P9">        <text:span text:style-name="T16">EXP '+' EXP {sprintf(temp,"\nt%d=%s+%s",j,$1,$3); Gen(temp);sprintf(temp,"\t mov R%d,%s | add R%d,%s | mov t%d,R%d",l,$1,l,$3,j,l);sprintf($$, "t%d", j);l++;j++;Gen(temp);}</text:span></text:p>
      <text:p text:style-name="P9">        <text:span text:style-name="T16">| EXP '-' EXP {sprintf(temp,"\nt%d=%s-%s",j,$1,$3); Gen(temp);sprintf(temp,"\tmov R%d,%s | sub R%d,%s | mov t%d,R%d",l,$1,l,$3,j,l);sprintf($$, "t%d", j);l++;j++;Gen(temp);}</text:span></text:p>
      <text:p text:style-name="P9">        <text:span text:style-name="T16">| EXP '*' EXP {sprintf(temp,"\nt%d=%s*%s",j,$1,$3); Gen(temp);sprintf(temp,"\tmov R%d,%s | mul R%d,%s | mov t%d,R%d",l,$1,l,$3,j,l);sprintf($$, "t%d", j);l++;j++;Gen(temp);}</text:span></text:p>
      <text:p text:style-name="P9">        <text:span text:style-name="T16">| ID { $$=$1; }</text:span></text:p>
      <text:p text:style-name="P9">        <text:span text:style-name="T16">| INTEGER { $$=$1; }</text:span></text:p>
      <text:p text:style-name="P9">        <text:span text:style-name="T16">;</text:span></text:p>
      <text:p text:style-name="P12">%%</text:p>
      <text:p text:style-name="P10"/>
      <text:p text:style-name="P7"><text:span text:style-name="T17">void</text:span> <text:span text:style-name="T27">Gen</text:span>(<text:span text:style-name="T17">char</text:span> <text:span text:style-name="T18">*</text:span>val)</text:p>
      <text:p text:style-name="P7">{</text:p>
      <text:p text:style-name="P7">FILE <text:span text:style-name="T17">*</text:span>f;</text:p>
      <text:p text:style-name="P7">f<text:span text:style-name="T17">=</text:span><text:span text:style-name="T27">fopen</text:span>(<text:span text:style-name="T34">"</text:span><text:span text:style-name="T38">output.txt</text:span><text:span text:style-name="T34">"</text:span>,<text:span text:style-name="T34">"</text:span><text:span text:style-name="T38">a</text:span><text:span text:style-name="T34">"</text:span>);</text:p>
      <text:p text:style-name="P7"><text:span text:style-name="T27">fputs</text:span>(val,f);</text:p>
      <text:p text:style-name="P7"><text:span text:style-name="T27">fclose</text:span>(f);</text:p>
      <text:p text:style-name="P7">}</text:p>
      <text:p text:style-name="P10"/>
      <text:p text:style-name="P7"><text:span text:style-name="T17">int</text:span> <text:span text:style-name="T27">yywrap</text:span>() { <text:span text:style-name="T18">return</text:span> <text:span text:style-name="T42">1</text:span>; }</text:p>
      <text:p text:style-name="P10"/>
      <text:p text:style-name="P7"><text:span text:style-name="T17">void</text:span> <text:span text:style-name="T27">yyerror</text:span>(<text:span text:style-name="T17">char</text:span> <text:span text:style-name="T18">*</text:span>s)</text:p>
      <text:p text:style-name="P7">{</text:p>
      <text:p text:style-name="P7">}</text:p>
      <text:p text:style-name="P10"/>
      <text:p text:style-name="P7"><text:soft-page-break/><text:span text:style-name="T17">int</text:span> <text:span text:style-name="T27">main</text:span>( <text:span text:style-name="T17">int</text:span> argc, <text:span text:style-name="T17">char</text:span> <text:span text:style-name="T18">**</text:span>argv ) {</text:p>
      <text:p text:style-name="P7"><text:span text:style-name="T27">yyparse</text:span>();</text:p>
      <text:p text:style-name="P7"><text:span text:style-name="T18">return</text:span> <text:span text:style-name="T42">1</text:span>;</text:p>
      <text:p text:style-name="P7">}</text:p>
      <text:p text:style-name="P8"><text:span text:style-name="T56"/></text:p>
      <text:p text:style-name="P11"><text:span text:style-name="T56"/></text:p>
      <text:p text:style-name="P22"><text:span text:style-name="T57">Conclusion: </text:span></text:p>
      <text:p text:style-name="P24">The <text:span text:style-name="T59">yacc</text:span> program to <text:span text:style-name="T62">implement </text:span><text:span text:style-name="T64">simple </text:span><text:span text:style-name="T63">code generation</text:span><text:span text:style-name="T59"> </text:span>has been successfully executed.<text:tab/></text:p>
      <text:p text:style-name="P23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" svg:font-family="Roboto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re Franklin Black" svg:font-family="'Libre Franklin Blac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3"/>
    <style:master-page style:name="Converted5" style:page-layout-name="Mpm3"/>
    <style:master-page style:name="Converted6" style:page-layout-name="Mpm3"/>
    <style:master-page style:name="Converted7" style:page-layout-name="Mpm2"/>
    <style:master-page style:name="Converted8" style:page-layout-name="Mpm3"/>
    <style:master-page style:name="Converted9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11:30:14.059000000</dc:date>
    <meta:editing-duration>PT2H12M12S</meta:editing-duration>
    <meta:editing-cycles>37</meta:editing-cycles>
    <meta:generator>LibreOffice/7.1.4.2$Windows_X86_64 LibreOffice_project/a529a4fab45b75fefc5b6226684193eb000654f6</meta:generator>
    <meta:document-statistic meta:table-count="0" meta:image-count="0" meta:object-count="0" meta:page-count="3" meta:paragraph-count="76" meta:word-count="361" meta:character-count="2569" meta:non-whitespace-character-count="2183"/>
  </office:meta>
</office:document-meta>
</file>